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2945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419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e2945" officeooo:paragraph-rsid="001e2945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text-position="super 58%" style:font-name="Monospace" fo:font-size="10pt" style:font-size-asian="10pt"/>
    </style:style>
    <style:style style:name="T3" style:family="text">
      <style:text-properties fo:color="#000000" style:text-position="sub 58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4"><text:span text:style-name="T1">wave_lo <text:s/>wave_hi <text:s text:c="2"/>O</text:span><text:span text:style-name="T3">2</text:span><text:span text:style-name="T2">+</text:span><text:span text:style-name="T1">(cm</text:span><text:span text:style-name="T2">2</text:span><text:span text:style-name="T1">) <text:s text:c="3"/>D.I(cm</text:span><text:span text:style-name="T2">2</text:span><text:span text:style-name="T1">)</text:span></text:p>
      <text:p text:style-name="P3"><text:span text:style-name="T1">0.5 <text:s text:c="5"/>1.0 <text:s text:c="5"/>0.0 <text:s text:c="6"/>6.21232e-23</text:span></text:p>
      <text:p text:style-name="P3"><text:span text:style-name="T1">1.0 <text:s text:c="5"/>1.5 <text:s text:c="5"/>0.0 <text:s text:c="6"/>2.73099e-22</text:span></text:p>
      <text:p text:style-name="P3"><text:span text:style-name="T1">1.5 <text:s text:c="5"/>2.0 <text:s text:c="5"/>0.0 <text:s text:c="6"/>8.32564e-22</text:span></text:p>
      <text:p text:style-name="P3"><text:span text:style-name="T1">2.0 <text:s text:c="5"/>2.5 <text:s text:c="5"/>0.0 <text:s text:c="6"/>1.87498e-21</text:span></text:p>
      <text:p text:style-name="P3"><text:span text:style-name="T1">2.5 <text:s text:c="5"/>3.0 <text:s text:c="5"/>0.0 <text:s text:c="6"/>3.66278e-21</text:span></text:p>
      <text:p text:style-name="P3"><text:span text:style-name="T1">3.0 <text:s text:c="5"/>4.0 <text:s text:c="5"/>0.0 <text:s text:c="6"/>6.94684e-21</text:span></text:p>
      <text:p text:style-name="P3"><text:span text:style-name="T1">4.0 <text:s text:c="5"/>5.0 <text:s text:c="5"/>0.0 <text:s text:c="6"/>1.49560e-20</text:span></text:p>
      <text:p text:style-name="P3"><text:span text:style-name="T1">5.0 <text:s text:c="5"/>6.0 <text:s text:c="5"/>0.0 <text:s text:c="6"/>2.65763e-20</text:span></text:p>
      <text:p text:style-name="P3"><text:span text:style-name="T1">6.0 <text:s text:c="5"/>8.0 <text:s text:c="5"/>0.0 <text:s text:c="6"/>5.25121e-20</text:span></text:p>
      <text:p text:style-name="P3"><text:span text:style-name="T1">8.0 <text:s text:c="5"/>10.0 <text:s text:c="4"/>0.0 <text:s text:c="6"/>1.04941e-19</text:span></text:p>
      <text:p text:style-name="P3"><text:span text:style-name="T1">10.0 <text:s text:c="4"/>14.0 <text:s text:c="4"/>0.0 <text:s text:c="6"/>2.24844e-19</text:span></text:p>
      <text:p text:style-name="P3"><text:span text:style-name="T1">14.0 <text:s text:c="4"/>18.0 <text:s text:c="4"/>0.0 <text:s text:c="6"/>4.71352e-19</text:span></text:p>
      <text:p text:style-name="P1"><text:span text:style-name="T1"><text:s text:c="3"/></text:span></text:p>
      <text:p text:style-name="P1"><text:span text:style-name="T1"/></text:p>
      <text:p text:style-name="P1"><text:span text:style-name="T1"/></text:p>
      <text:p text:style-name="P4"><text:span text:style-name="T1">wave_lo <text:s/>wave_hi <text:s text:c="2"/>N</text:span><text:span text:style-name="T3">2</text:span><text:span text:style-name="T2">+</text:span><text:span text:style-name="T1">(cm</text:span><text:span text:style-name="T2">2</text:span><text:span text:style-name="T1">) <text:s text:c="3"/>D.I(cm</text:span><text:span text:style-name="T2">2</text:span><text:span text:style-name="T1">)</text:span></text:p>
      <text:p text:style-name="P1"><text:span text:style-name="T1"/></text:p>
      <text:p text:style-name="P1"><text:span text:style-name="T1"><text:s/>0.5 <text:s text:c="4"/>1.0 <text:s text:c="5"/>9.14549e-25 <text:s/>3.29238e-23</text:span></text:p>
      <text:p text:style-name="P1"><text:span text:style-name="T1"><text:s/>1.0 <text:s text:c="4"/>1.5 <text:s text:c="5"/>4.01565e-24 <text:s/>1.44564e-22</text:span></text:p>
      <text:p text:style-name="P1"><text:span text:style-name="T1"><text:s/>1.5 <text:s text:c="4"/>2.0 <text:s text:c="5"/>1.22854e-23 <text:s/>4.42273e-22</text:span></text:p>
      <text:p text:style-name="P1"><text:span text:style-name="T1"><text:s/>2.0 <text:s text:c="4"/>2.5 <text:s text:c="5"/>2.79563e-23 <text:s/>1.00643e-21</text:span></text:p>
      <text:p text:style-name="P1"><text:span text:style-name="T1"><text:s/>2.5 <text:s text:c="4"/>3.0 <text:s text:c="5"/>5.50466e-23 <text:s/>1.98168e-21</text:span></text:p>
      <text:p text:style-name="P1"><text:span text:style-name="T1"><text:s/>3.0 <text:s text:c="4"/>4.0 <text:s text:c="5"/>1.05574e-22 <text:s/>3.80068e-21</text:span></text:p>
      <text:p text:style-name="P1"><text:span text:style-name="T1"><text:s/>4.0 <text:s text:c="4"/>5.0 <text:s text:c="5"/>2.32087e-22 <text:s/>8.35513e-21</text:span></text:p>
      <text:p text:style-name="P1"><text:span text:style-name="T1"><text:s/>5.0 <text:s text:c="4"/>6.0 <text:s text:c="5"/>4.20707e-22 <text:s/>1.51455e-20</text:span></text:p>
      <text:p text:style-name="P1"><text:span text:style-name="T1"><text:s/>6.0 <text:s text:c="4"/>8.0 <text:s text:c="5"/>8.52547e-22 <text:s/>3.06917e-20</text:span></text:p>
      <text:p text:style-name="P1"><text:span text:style-name="T1"><text:s/>8.0 <text:s text:c="4"/>10.0 <text:s text:c="4"/>1.73814e-21 <text:s/>6.25729e-20</text:span></text:p>
      <text:p text:style-name="P1"><text:span text:style-name="T1"><text:s/>10.0 <text:s text:c="3"/>14.0 <text:s text:c="4"/>3.80534e-21 <text:s/>1.36992e-19</text:span></text:p>
      <text:p text:style-name="P1"><text:span text:style-name="T1"><text:s/>14.0 <text:s text:c="3"/>18.0 <text:s text:c="4"/>8.15986e-21 <text:s/>2.93755e-19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5:36:29.060422489</meta:creation-date>
    <dc:date>2020-09-10T15:54:07.467767457</dc:date>
    <meta:editing-duration>PT5M3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8" meta:word-count="104" meta:character-count="1054" meta:non-whitespace-character-count="646"/>
  </office:meta>
</office:document-meta>
</file>